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2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Lucida Sans Unicode1" svg:font-family="'Lucida Sans Unicode'"/>
    <style:font-face style:font-family-generic="system" style:font-pitch="variable" style:name="Tahoma1" svg:font-family="Tahoma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rogation d'un permis d'urbanism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>DU REGISTRE AUX DELIBERATIONS DU COLLEGE COMMUNAL DE CETTE COMMUNE, A ÉTÉ EXTRAIT CE QUI SUIT:</text:p>
      <text:p text:style-name="UrbanBody"/>
      <text:p text:style-name="UrbanBody">Présents : -</text:p>
      <text:p text:style-name="UrbanBody"/>
      <text:p text:style-name="UrbanBody">Le Collège Communal,</text:p>
      <text:p text:style-name="UrbanBody"/>
      <text:p text:style-name="UrbanBody">Vu le Code Wallon de l'Aménagement du Territoire, de l'Urbanisme, du Patrimoine et de l'Energie, notamment les articles 86, 115 à 116 et 330 à 343;</text:p>
      <text:p text:style-name="UrbanBody"/>
      <text:p text:style-name="UrbanBody">Vu l'article L1123-23 du Code de la Démocratie Locale et de la Décentralisation ;</text:p>
      <text:p text:style-name="UrbanBody"/>
      <text:p text:style-name="UrbanBody">Vu la requête datée du <text:text-input text:description="Date réception de la demande de prorogation">tool.formatDate(urbanEventObj.getReceiptDate())</text:text-input> 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 et ce, avant l'expiration du délai de péremption;</text:p>
      <text:p text:style-name="UrbanBody"/>
      <text:p text:style-name="UrbanBody">Attendu que la construction projetée se situe sur une parcelle sise <text:text-input text:description="Emplacement">self.getWorkLocationSignaletic()</text:text-input> et cadastrée section <text:text-input text:description="Cadastre">licence_view.get_parcels()</text:text-input> ;</text:p>
      <text:p text:style-name="UrbanBody"/>
      <text:p text:style-name="UrbanBody">Vu les motifs invoqués dans la requête ;</text:p>
      <text:p text:style-name="UrbanBody"/>
      <text:p text:style-name="UrbanBody">Attendu qu'il n 'y a pas d'élément susceptible de modifier le permis d'urbanisme venant à expiration ;</text:p>
      <text:p text:style-name="UrbanBody"/>
      <text:p text:style-name="UrbanBody">Vu sa décision du <text:text-input text:description="Date de la décision d'octroi du permis">tool.formatDate(self.getLastTheLicence().getDecisionDate())</text:text-input>, octroyant le permis d'urbanisme en cause ;</text:p>
      <text:p text:style-name="UrbanBody"/>
      <text:p text:style-name="UrbanBody">Vu le Code de l’Environnement ; </text:p>
      <text:p text:style-name="UrbanBody"/>
      <text:p text:style-name="UrbanBody"><text:soft-page-break/><text:span text:style-name="T4">DECIDE</text:span> :</text:p>
      <text:p text:style-name="UrbanBody"/>
      <text:p text:style-name="UrbanBody">Article 1er :</text:p>
      <text:p text:style-name="UrbanBody">La validité du permis d'urbanisme pour <text:text-input text:description="Sujet">self.getLicenceSubject()</text:text-input> sur la parcelle sise à <text:text-input text:description="Emplacement">self.getWorkLocationSignaletic()</text:text-input> 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 est prorogé d'un an, soit jusqu'au <text:text-input text:description="Un an de plus que la date d'octroi">self.getProrogatedToDate()</text:text-input>.</text:p>
      <text:p text:style-name="UrbanBody"/>
      <text:p text:style-name="UrbanBody">Article 2 :</text:p>
      <text:p text:style-name="UrbanBody">Copie de la présente décision sera transmise au demandeur et au fonctionnaire délégué de l'administration de l'urbanisme et de l'aménagement du territoire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2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Lucida Sans Unicode1" svg:font-family="'Lucida Sans Unicode'"/>
    <style:font-face style:font-family-generic="system" style:font-pitch="variable" style:name="Tahoma1" svg:font-family="Tahoma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rogation d'un permis d'urbanism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>DU REGISTRE AUX DELIBERATIONS DU COLLEGE COMMUNAL DE CETTE COMMUNE, A ÉTÉ EXTRAIT CE QUI SUIT:</text:p>
      <text:p text:style-name="UrbanBody"/>
      <text:p text:style-name="UrbanBody">Présents : -</text:p>
      <text:p text:style-name="UrbanBody"/>
      <text:p text:style-name="UrbanBody">Le Collège Communal,</text:p>
      <text:p text:style-name="UrbanBody"/>
      <text:p text:style-name="UrbanBody">Vu le Code Wallon de l'Aménagement du Territoire, de l'Urbanisme, du Patrimoine et de l'Energie, notamment les articles 86, 115 à 116 et 330 à 343;</text:p>
      <text:p text:style-name="UrbanBody"/>
      <text:p text:style-name="UrbanBody">Vu l'article L1123-23 du Code de la Démocratie Locale et de la Décentralisation ;</text:p>
      <text:p text:style-name="UrbanBody"/>
      <text:p text:style-name="UrbanBody">Vu la requête datée du <text:text-input text:description="Date réception de la demande de prorogation">tool.formatDate(urbanEventObj.getReceiptDate())</text:text-input> 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 et ce, avant l'expiration du délai de péremption;</text:p>
      <text:p text:style-name="UrbanBody"/>
      <text:p text:style-name="UrbanBody">Attendu que la construction projetée se situe sur une parcelle sise <text:text-input text:description="Emplacement">self.getWorkLocationSignaletic()</text:text-input> et cadastrée section <text:text-input text:description="Cadastre">licence_view.get_parcels()</text:text-input> ;</text:p>
      <text:p text:style-name="UrbanBody"/>
      <text:p text:style-name="UrbanBody">Vu les motifs invoqués dans la requête ;</text:p>
      <text:p text:style-name="UrbanBody"/>
      <text:p text:style-name="UrbanBody">Attendu qu'il n 'y a pas d'élément susceptible de modifier le permis d'urbanisme venant à expiration ;</text:p>
      <text:p text:style-name="UrbanBody"/>
      <text:p text:style-name="UrbanBody">Vu sa décision du <text:text-input text:description="Date de la décision d'octroi du permis">tool.formatDate(self.getLastTheLicence().getDecisionDate())</text:text-input>, octroyant le permis d'urbanisme en cause ;</text:p>
      <text:p text:style-name="UrbanBody"/>
      <text:p text:style-name="UrbanBody">Vu le Code de l’Environnement ; </text:p>
      <text:p text:style-name="UrbanBody"/>
      <text:p text:style-name="UrbanBody"><text:soft-page-break/><text:span text:style-name="T4">DECIDE</text:span> :</text:p>
      <text:p text:style-name="UrbanBody"/>
      <text:p text:style-name="UrbanBody">Article 1er :</text:p>
      <text:p text:style-name="UrbanBody">La validité du permis d'urbanisme pour <text:text-input text:description="Sujet">self.getLicenceSubject()</text:text-input> sur la parcelle sise à <text:text-input text:description="Emplacement">self.getWorkLocationSignaletic()</text:text-input> 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 est prorogé d'un an, soit jusqu'au <text:text-input text:description="Un an de plus que la date d'octroi">self.getProrogatedToDate()</text:text-input>.</text:p>
      <text:p text:style-name="UrbanBody"/>
      <text:p text:style-name="UrbanBody">Article 2 :</text:p>
      <text:p text:style-name="UrbanBody">Copie de la présente décision sera transmise au demandeur et au fonctionnaire délégué de l'administration de l'urbanisme et de l'aménagement du territoire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2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Lucida Sans Unicode1" svg:font-family="'Lucida Sans Unicode'"/>
    <style:font-face style:font-family-generic="system" style:font-pitch="variable" style:name="Tahoma1" svg:font-family="Tahoma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rogation d'un permis d'urbanism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>DU REGISTRE AUX DELIBERATIONS DU COLLEGE COMMUNAL DE CETTE COMMUNE, A ÉTÉ EXTRAIT CE QUI SUIT:</text:p>
      <text:p text:style-name="UrbanBody"/>
      <text:p text:style-name="UrbanBody">Présents : -</text:p>
      <text:p text:style-name="UrbanBody"/>
      <text:p text:style-name="UrbanBody">Le Collège Communal,</text:p>
      <text:p text:style-name="UrbanBody"/>
      <text:p text:style-name="UrbanBody">Vu le Code Wallon de l'Aménagement du Territoire, de l'Urbanisme, du Patrimoine et de l'Energie, notamment les articles 86, 115 à 116 et 330 à 343;</text:p>
      <text:p text:style-name="UrbanBody"/>
      <text:p text:style-name="UrbanBody">Vu l'article L1123-23 du Code de la Démocratie Locale et de la Décentralisation ;</text:p>
      <text:p text:style-name="UrbanBody"/>
      <text:p text:style-name="UrbanBody">Vu la requête datée du <text:text-input text:description="Date réception de la demande de prorogation">tool.formatDate(urbanEventObj.getReceiptDate())</text:text-input> 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 et ce, avant l'expiration du délai de péremption;</text:p>
      <text:p text:style-name="UrbanBody"/>
      <text:p text:style-name="UrbanBody">Attendu que la construction projetée se situe sur une parcelle sise <text:text-input text:description="Emplacement">self.getWorkLocationSignaletic()</text:text-input> et cadastrée section <text:text-input text:description="Cadastre">licence_view.get_parcels()</text:text-input> ;</text:p>
      <text:p text:style-name="UrbanBody"/>
      <text:p text:style-name="UrbanBody">Vu les motifs invoqués dans la requête ;</text:p>
      <text:p text:style-name="UrbanBody"/>
      <text:p text:style-name="UrbanBody">Attendu qu'il n 'y a pas d'élément susceptible de modifier le permis d'urbanisme venant à expiration ;</text:p>
      <text:p text:style-name="UrbanBody"/>
      <text:p text:style-name="UrbanBody">Vu sa décision du <text:text-input text:description="Date de la décision d'octroi du permis">tool.formatDate(self.getLastTheLicence().getDecisionDate())</text:text-input>, octroyant le permis d'urbanisme en cause ;</text:p>
      <text:p text:style-name="UrbanBody"/>
      <text:p text:style-name="UrbanBody">Vu le Code de l’Environnement ; </text:p>
      <text:p text:style-name="UrbanBody"/>
      <text:p text:style-name="UrbanBody"><text:soft-page-break/><text:span text:style-name="T4">DECIDE</text:span> :</text:p>
      <text:p text:style-name="UrbanBody"/>
      <text:p text:style-name="UrbanBody">Article 1er :</text:p>
      <text:p text:style-name="UrbanBody">La validité du permis d'urbanisme pour <text:text-input text:description="Sujet">self.getLicenceSubject()</text:text-input> sur la parcelle sise à <text:text-input text:description="Emplacement">self.getWorkLocationSignaletic()</text:text-input> 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 est prorogé d'un an, soit jusqu'au <text:text-input text:description="Un an de plus que la date d'octroi">self.getProrogatedToDate()</text:text-input>.</text:p>
      <text:p text:style-name="UrbanBody"/>
      <text:p text:style-name="UrbanBody">Article 2 :</text:p>
      <text:p text:style-name="UrbanBody">Copie de la présente décision sera transmise au demandeur et au fonctionnaire délégué de l'administration de l'urbanisme et de l'aménagement du territoire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font-family-generic="swiss" style:name="DejaVu Sans" svg:font-family="'DejaVu Sans'"/>
    <style:font-face style:font-family-generic="swiss" style:name="Waree" svg:font-family="Waree"/>
    <style:font-face style:font-pitch="variable" style:name="Lucida Sans Unicode" svg:font-family="'Lucida Sans Unicode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2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Lucida Sans Unicode1" svg:font-family="'Lucida Sans Unicode'"/>
    <style:font-face style:font-family-generic="system" style:font-pitch="variable" style:name="Tahoma1" svg:font-family="Tahoma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6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rogation d'un permis d'urbanism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5">do text</text:span></text:p><text:p text:style-name="P3"><text:span text:style-name="T5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>DU REGISTRE AUX DELIBERATIONS DU COLLEGE COMMUNAL DE CETTE COMMUNE, A ÉTÉ EXTRAIT CE QUI SUIT:</text:p>
      <text:p text:style-name="UrbanBody"/>
      <text:p text:style-name="UrbanBody">Présents : -</text:p>
      <text:p text:style-name="UrbanBody"/>
      <text:p text:style-name="UrbanBody">Le Collège Communal,</text:p>
      <text:p text:style-name="UrbanBody"/>
      <text:p text:style-name="UrbanBody">Vu le Code Wallon de l'Aménagement du Territoire, de l'Urbanisme, du Patrimoine et de l'Energie, notamment les articles 86, 115 à 116 et 330 à 343;</text:p>
      <text:p text:style-name="UrbanBody"/>
      <text:p text:style-name="UrbanBody">Vu l'article L1123-23 du Code de la Démocratie Locale et de la Décentralisation ;</text:p>
      <text:p text:style-name="UrbanBody"/>
      <text:p text:style-name="UrbanBody">Vu la requête datée du <text:text-input text:description="Date réception de la demande de prorogation">tool.formatDate(urbanEventObj.getReceiptDate())</text:text-input> 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 et ce, avant l'expiration du délai de péremption;</text:p>
      <text:p text:style-name="UrbanBody"/>
      <text:p text:style-name="UrbanBody">Attendu que la construction projetée se situe sur une parcelle sise <text:text-input text:description="Emplacement">self.getWorkLocationSignaletic()</text:text-input> et cadastrée section <text:text-input text:description="Cadastre">licence_view.get_parcels()</text:text-input> ;</text:p>
      <text:p text:style-name="UrbanBody"/>
      <text:p text:style-name="UrbanBody">Vu les motifs invoqués dans la requête ;</text:p>
      <text:p text:style-name="UrbanBody"/>
      <text:p text:style-name="UrbanBody">Attendu qu'il n 'y a pas d'élément susceptible de modifier le permis d'urbanisme venant à expiration ;</text:p>
      <text:p text:style-name="UrbanBody"/>
      <text:p text:style-name="UrbanBody">Vu sa décision du <text:text-input text:description="Date de la décision d'octroi du permis">tool.formatDate(self.getLastTheLicence().getDecisionDate())</text:text-input>, octroyant le permis d'urbanisme en cause ;</text:p>
      <text:p text:style-name="UrbanBody"/>
      <text:p text:style-name="UrbanBody">Vu le Code de l’Environnement ; </text:p>
      <text:p text:style-name="UrbanBody"/>
      <text:p text:style-name="UrbanBody"><text:soft-page-break/><text:span text:style-name="T4">DECIDE</text:span> :</text:p>
      <text:p text:style-name="UrbanBody"/>
      <text:p text:style-name="UrbanBody">Article 1er :</text:p>
      <text:p text:style-name="UrbanBody">La validité du permis d'urbanisme pour <text:text-input text:description="Sujet">self.getLicenceSubject()</text:text-input> sur la parcelle sise à <text:text-input text:description="Emplacement">self.getWorkLocationSignaletic()</text:text-input> 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 est prorogé d'un an, soit jusqu'au <text:text-input text:description="Un an de plus que la date d'octroi">self.getProrogatedToDate()</text:text-input>.</text:p>
      <text:p text:style-name="UrbanBody"/>
      <text:p text:style-name="UrbanBody">Article 2 :</text:p>
      <text:p text:style-name="UrbanBody">Copie de la présente décision sera transmise au demandeur et au fonctionnaire délégué de l'administration de l'urbanisme et de l'aménagement du territoire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18:43</dc:date>
    <dc:language>fr-FR</dc:language>
    <meta:editing-cycles>63</meta:editing-cycles>
    <meta:editing-duration>P1DT9H6M10S</meta:editing-duration>
    <dc:creator>sde </dc:creator>
    <meta:document-statistic meta:table-count="0" meta:image-count="0" meta:object-count="0" meta:page-count="2" meta:paragraph-count="27" meta:word-count="239" meta:character-count="1943"/>
    <meta:user-defined meta:name="Info 1"/>
    <meta:user-defined meta:name="Info 2"/>
    <meta:user-defined meta:name="Info 3"/>
    <meta:user-defined meta:name="Info 4"/>
  </office:meta>
</office:document-meta>
</file>